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357cm" draw:marker-end="Arrow" draw:marker-end-width="0.254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3333" draw:marker-start-width="0.355cm" draw:marker-end-width="0.355cm" draw:fill="none" draw:fill-color="#000000" draw:textarea-horizontal-align="justify" draw:textarea-vertical-align="middle" draw:auto-grow-height="false" fo:min-height="6.181cm" fo:min-width="9.949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text-properties fo:color="#ff3333"/>
    </style:style>
    <style:style style:name="P6" style:family="paragraph">
      <loext:graphic-properties draw:fill="none" draw:fill-color="#ffffff"/>
      <style:text-properties fo:color="#ff3333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2.34cm" svg:y1="2.606cm" svg:x2="5.515cm" svg:y2="2.606cm">
              <text:p/>
            </draw:line>
            <draw:custom-shape draw:style-name="gr2" draw:text-style-name="P3" draw:layer="layout" svg:width="0.635cm" svg:height="0.381cm" svg:x="3.456cm" svg:y="2.416cm">
              <text:p text:style-name="P2"><text:span text:style-name="T1">1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" draw:text-style-name="P1" draw:layer="layout" svg:x1="2.399cm" svg:y1="4.064cm" svg:x2="5.574cm" svg:y2="4.064cm">
              <text:p/>
            </draw:line>
            <draw:custom-shape draw:style-name="gr2" draw:text-style-name="P3" draw:layer="layout" svg:width="0.635cm" svg:height="0.381cm" svg:x="3.515cm" svg:y="3.874cm">
              <text:p text:style-name="P2"><text:span text:style-name="T1">10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" draw:text-style-name="P1" draw:layer="layout" svg:x1="2.379cm" svg:y1="3.578cm" svg:x2="5.554cm" svg:y2="3.578cm">
              <text:p/>
            </draw:line>
            <draw:custom-shape draw:style-name="gr2" draw:text-style-name="P3" draw:layer="layout" svg:width="0.635cm" svg:height="0.381cm" svg:x="3.495cm" svg:y="3.388cm">
              <text:p text:style-name="P2"><text:span text:style-name="T1">7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" draw:text-style-name="P1" draw:layer="layout" svg:x1="2.36cm" svg:y1="3.092cm" svg:x2="5.535cm" svg:y2="3.092cm">
              <text:p/>
            </draw:line>
            <draw:custom-shape draw:style-name="gr2" draw:text-style-name="P3" draw:layer="layout" svg:width="0.635cm" svg:height="0.381cm" svg:x="3.476cm" svg:y="2.902cm">
              <text:p text:style-name="P2"><text:span text:style-name="T1">4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g>
              <draw:line draw:style-name="gr1" draw:text-style-name="P1" draw:layer="layout" svg:x1="5.888cm" svg:y1="2.564cm" svg:x2="9.063cm" svg:y2="2.564cm">
                <text:p/>
              </draw:line>
              <draw:custom-shape draw:style-name="gr2" draw:text-style-name="P3" draw:layer="layout" svg:width="0.635cm" svg:height="0.381cm" svg:x="7.004cm" svg:y="2.374cm">
                <text:p text:style-name="P2"><text:span text:style-name="T1">2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5.947cm" svg:y1="4.022cm" svg:x2="9.122cm" svg:y2="4.022cm">
                <text:p/>
              </draw:line>
              <draw:custom-shape draw:style-name="gr2" draw:text-style-name="P3" draw:layer="layout" svg:width="0.635cm" svg:height="0.381cm" svg:x="7.063cm" svg:y="3.832cm">
                <text:p text:style-name="P2"><text:span text:style-name="T1">11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5.927cm" svg:y1="3.536cm" svg:x2="9.102cm" svg:y2="3.536cm">
                <text:p/>
              </draw:line>
              <draw:custom-shape draw:style-name="gr2" draw:text-style-name="P3" draw:layer="layout" svg:width="0.635cm" svg:height="0.381cm" svg:x="7.043cm" svg:y="3.346cm">
                <text:p text:style-name="P2"><text:span text:style-name="T1">8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5.908cm" svg:y1="3.05cm" svg:x2="9.083cm" svg:y2="3.05cm">
                <text:p/>
              </draw:line>
              <draw:custom-shape draw:style-name="gr2" draw:text-style-name="P3" draw:layer="layout" svg:width="0.635cm" svg:height="0.381cm" svg:x="7.024cm" svg:y="2.86cm">
                <text:p text:style-name="P2"><text:span text:style-name="T1">5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line draw:style-name="gr1" draw:text-style-name="P1" draw:layer="layout" svg:x1="9.435cm" svg:y1="2.585cm" svg:x2="12.61cm" svg:y2="2.585cm">
                <text:p/>
              </draw:line>
              <draw:custom-shape draw:style-name="gr2" draw:text-style-name="P3" draw:layer="layout" svg:width="0.635cm" svg:height="0.381cm" svg:x="10.551cm" svg:y="2.395cm">
                <text:p text:style-name="P2"><text:span text:style-name="T1">3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9.494cm" svg:y1="4.043cm" svg:x2="12.669cm" svg:y2="4.043cm">
                <text:p/>
              </draw:line>
              <draw:custom-shape draw:style-name="gr2" draw:text-style-name="P3" draw:layer="layout" svg:width="0.635cm" svg:height="0.381cm" svg:x="10.61cm" svg:y="3.853cm">
                <text:p text:style-name="P2"><text:span text:style-name="T1">12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9.474cm" svg:y1="3.557cm" svg:x2="12.649cm" svg:y2="3.557cm">
                <text:p/>
              </draw:line>
              <draw:custom-shape draw:style-name="gr2" draw:text-style-name="P3" draw:layer="layout" svg:width="0.635cm" svg:height="0.381cm" svg:x="10.59cm" svg:y="3.367cm">
                <text:p text:style-name="P2"><text:span text:style-name="T1">9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9.455cm" svg:y1="3.071cm" svg:x2="12.63cm" svg:y2="3.071cm">
                <text:p/>
              </draw:line>
              <draw:custom-shape draw:style-name="gr2" draw:text-style-name="P3" draw:layer="layout" svg:width="0.635cm" svg:height="0.381cm" svg:x="10.571cm" svg:y="2.881cm">
                <text:p text:style-name="P2"><text:span text:style-name="T1">6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</draw:g>
        <draw:g>
          <draw:g>
            <draw:g>
              <draw:line draw:style-name="gr1" draw:text-style-name="P1" draw:layer="layout" svg:x1="2.399cm" svg:y1="4.727cm" svg:x2="5.574cm" svg:y2="4.727cm">
                <text:p/>
              </draw:line>
              <draw:custom-shape draw:style-name="gr2" draw:text-style-name="P3" draw:layer="layout" svg:width="0.635cm" svg:height="0.381cm" svg:x="3.515cm" svg:y="4.537cm">
                <text:p text:style-name="P2"><text:span text:style-name="T1">13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2.458cm" svg:y1="6.185cm" svg:x2="5.633cm" svg:y2="6.185cm">
                <text:p/>
              </draw:line>
              <draw:custom-shape draw:style-name="gr2" draw:text-style-name="P3" draw:layer="layout" svg:width="0.635cm" svg:height="0.381cm" svg:x="3.574cm" svg:y="5.995cm">
                <text:p text:style-name="P2"><text:span text:style-name="T1">22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2.438cm" svg:y1="5.699cm" svg:x2="5.613cm" svg:y2="5.699cm">
                <text:p/>
              </draw:line>
              <draw:custom-shape draw:style-name="gr2" draw:text-style-name="P3" draw:layer="layout" svg:width="0.635cm" svg:height="0.381cm" svg:x="3.554cm" svg:y="5.509cm">
                <text:p text:style-name="P2"><text:span text:style-name="T1">19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2.419cm" svg:y1="5.213cm" svg:x2="5.594cm" svg:y2="5.213cm">
                <text:p/>
              </draw:line>
              <draw:custom-shape draw:style-name="gr2" draw:text-style-name="P3" draw:layer="layout" svg:width="0.635cm" svg:height="0.381cm" svg:x="3.535cm" svg:y="5.023cm">
                <text:p text:style-name="P2"><text:span text:style-name="T1">16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line draw:style-name="gr1" draw:text-style-name="P1" draw:layer="layout" svg:x1="5.947cm" svg:y1="4.685cm" svg:x2="9.122cm" svg:y2="4.685cm">
                <text:p/>
              </draw:line>
              <draw:custom-shape draw:style-name="gr2" draw:text-style-name="P3" draw:layer="layout" svg:width="0.635cm" svg:height="0.381cm" svg:x="7.063cm" svg:y="4.495cm">
                <text:p text:style-name="P2"><text:span text:style-name="T1">14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6.006cm" svg:y1="6.143cm" svg:x2="9.181cm" svg:y2="6.143cm">
                <text:p/>
              </draw:line>
              <draw:custom-shape draw:style-name="gr2" draw:text-style-name="P3" draw:layer="layout" svg:width="0.635cm" svg:height="0.381cm" svg:x="7.122cm" svg:y="5.953cm">
                <text:p text:style-name="P2"><text:span text:style-name="T1">23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5.986cm" svg:y1="5.657cm" svg:x2="9.161cm" svg:y2="5.657cm">
                <text:p/>
              </draw:line>
              <draw:custom-shape draw:style-name="gr2" draw:text-style-name="P3" draw:layer="layout" svg:width="0.635cm" svg:height="0.381cm" svg:x="7.102cm" svg:y="5.467cm">
                <text:p text:style-name="P2"><text:span text:style-name="T1">20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5.967cm" svg:y1="5.171cm" svg:x2="9.142cm" svg:y2="5.171cm">
                <text:p/>
              </draw:line>
              <draw:custom-shape draw:style-name="gr2" draw:text-style-name="P3" draw:layer="layout" svg:width="0.635cm" svg:height="0.381cm" svg:x="7.083cm" svg:y="4.981cm">
                <text:p text:style-name="P2"><text:span text:style-name="T1">17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line draw:style-name="gr1" draw:text-style-name="P1" draw:layer="layout" svg:x1="9.494cm" svg:y1="4.706cm" svg:x2="12.669cm" svg:y2="4.706cm">
                <text:p/>
              </draw:line>
              <draw:custom-shape draw:style-name="gr2" draw:text-style-name="P3" draw:layer="layout" svg:width="0.635cm" svg:height="0.381cm" svg:x="10.61cm" svg:y="4.516cm">
                <text:p text:style-name="P2"><text:span text:style-name="T1">15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9.553cm" svg:y1="6.164cm" svg:x2="12.728cm" svg:y2="6.164cm">
                <text:p/>
              </draw:line>
              <draw:custom-shape draw:style-name="gr2" draw:text-style-name="P3" draw:layer="layout" svg:width="0.635cm" svg:height="0.381cm" svg:x="10.669cm" svg:y="5.974cm">
                <text:p text:style-name="P2"><text:span text:style-name="T1">24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9.533cm" svg:y1="5.678cm" svg:x2="12.708cm" svg:y2="5.678cm">
                <text:p/>
              </draw:line>
              <draw:custom-shape draw:style-name="gr2" draw:text-style-name="P3" draw:layer="layout" svg:width="0.635cm" svg:height="0.381cm" svg:x="10.649cm" svg:y="5.488cm">
                <text:p text:style-name="P2"><text:span text:style-name="T1">21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9.514cm" svg:y1="5.192cm" svg:x2="12.689cm" svg:y2="5.192cm">
                <text:p/>
              </draw:line>
              <draw:custom-shape draw:style-name="gr2" draw:text-style-name="P3" draw:layer="layout" svg:width="0.635cm" svg:height="0.381cm" svg:x="10.63cm" svg:y="5.002cm">
                <text:p text:style-name="P2"><text:span text:style-name="T1">18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</draw:g>
        <draw:g>
          <draw:g>
            <draw:g>
              <draw:line draw:style-name="gr1" draw:text-style-name="P1" draw:layer="layout" svg:x1="2.37cm" svg:y1="6.948cm" svg:x2="5.545cm" svg:y2="6.948cm">
                <text:p/>
              </draw:line>
              <draw:custom-shape draw:style-name="gr2" draw:text-style-name="P3" draw:layer="layout" svg:width="0.635cm" svg:height="0.381cm" svg:x="3.486cm" svg:y="6.758cm">
                <text:p text:style-name="P2"><text:span text:style-name="T1">25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2.429cm" svg:y1="8.406cm" svg:x2="5.604cm" svg:y2="8.406cm">
                <text:p/>
              </draw:line>
              <draw:custom-shape draw:style-name="gr2" draw:text-style-name="P3" draw:layer="layout" svg:width="0.635cm" svg:height="0.381cm" svg:x="3.545cm" svg:y="8.216cm">
                <text:p text:style-name="P2"><text:span text:style-name="T1">34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2.409cm" svg:y1="7.92cm" svg:x2="5.584cm" svg:y2="7.92cm">
                <text:p/>
              </draw:line>
              <draw:custom-shape draw:style-name="gr2" draw:text-style-name="P3" draw:layer="layout" svg:width="0.635cm" svg:height="0.381cm" svg:x="3.525cm" svg:y="7.73cm">
                <text:p text:style-name="P2"><text:span text:style-name="T1">31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2.39cm" svg:y1="7.434cm" svg:x2="5.565cm" svg:y2="7.434cm">
                <text:p/>
              </draw:line>
              <draw:custom-shape draw:style-name="gr2" draw:text-style-name="P3" draw:layer="layout" svg:width="0.635cm" svg:height="0.381cm" svg:x="3.506cm" svg:y="7.244cm">
                <text:p text:style-name="P2"><text:span text:style-name="T1">28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line draw:style-name="gr1" draw:text-style-name="P1" draw:layer="layout" svg:x1="5.918cm" svg:y1="6.906cm" svg:x2="9.093cm" svg:y2="6.906cm">
                <text:p/>
              </draw:line>
              <draw:custom-shape draw:style-name="gr2" draw:text-style-name="P3" draw:layer="layout" svg:width="0.635cm" svg:height="0.381cm" svg:x="7.034cm" svg:y="6.716cm">
                <text:p text:style-name="P2"><text:span text:style-name="T1">26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5.977cm" svg:y1="8.364cm" svg:x2="9.152cm" svg:y2="8.364cm">
                <text:p/>
              </draw:line>
              <draw:custom-shape draw:style-name="gr2" draw:text-style-name="P3" draw:layer="layout" svg:width="0.635cm" svg:height="0.381cm" svg:x="7.093cm" svg:y="8.174cm">
                <text:p text:style-name="P2"><text:span text:style-name="T1">35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5.957cm" svg:y1="7.878cm" svg:x2="9.132cm" svg:y2="7.878cm">
                <text:p/>
              </draw:line>
              <draw:custom-shape draw:style-name="gr2" draw:text-style-name="P3" draw:layer="layout" svg:width="0.635cm" svg:height="0.381cm" svg:x="7.073cm" svg:y="7.688cm">
                <text:p text:style-name="P2"><text:span text:style-name="T1">32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5.938cm" svg:y1="7.392cm" svg:x2="9.113cm" svg:y2="7.392cm">
                <text:p/>
              </draw:line>
              <draw:custom-shape draw:style-name="gr2" draw:text-style-name="P3" draw:layer="layout" svg:width="0.635cm" svg:height="0.381cm" svg:x="7.054cm" svg:y="7.202cm">
                <text:p text:style-name="P2"><text:span text:style-name="T1">29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line draw:style-name="gr1" draw:text-style-name="P1" draw:layer="layout" svg:x1="9.465cm" svg:y1="6.927cm" svg:x2="12.64cm" svg:y2="6.927cm">
                <text:p/>
              </draw:line>
              <draw:custom-shape draw:style-name="gr2" draw:text-style-name="P3" draw:layer="layout" svg:width="0.635cm" svg:height="0.381cm" svg:x="10.581cm" svg:y="6.737cm">
                <text:p text:style-name="P2"><text:span text:style-name="T1">27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9.524cm" svg:y1="8.385cm" svg:x2="12.699cm" svg:y2="8.385cm">
                <text:p/>
              </draw:line>
              <draw:custom-shape draw:style-name="gr2" draw:text-style-name="P3" draw:layer="layout" svg:width="0.635cm" svg:height="0.381cm" svg:x="10.64cm" svg:y="8.195cm">
                <text:p text:style-name="P2"><text:span text:style-name="T1">36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9.504cm" svg:y1="7.899cm" svg:x2="12.679cm" svg:y2="7.899cm">
                <text:p/>
              </draw:line>
              <draw:custom-shape draw:style-name="gr2" draw:text-style-name="P3" draw:layer="layout" svg:width="0.635cm" svg:height="0.381cm" svg:x="10.62cm" svg:y="7.709cm">
                <text:p text:style-name="P2"><text:span text:style-name="T1">33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line draw:style-name="gr1" draw:text-style-name="P1" draw:layer="layout" svg:x1="9.485cm" svg:y1="7.413cm" svg:x2="12.66cm" svg:y2="7.413cm">
                <text:p/>
              </draw:line>
              <draw:custom-shape draw:style-name="gr2" draw:text-style-name="P3" draw:layer="layout" svg:width="0.635cm" svg:height="0.381cm" svg:x="10.601cm" svg:y="7.223cm">
                <text:p text:style-name="P2"><text:span text:style-name="T1">30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</draw:g>
        <draw:custom-shape draw:style-name="gr3" draw:text-style-name="P4" draw:layer="layout" svg:width="10.499cm" svg:height="6.481cm" svg:x="2.262cm" svg:y="2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262cm" svg:y1="4.341cm" svg:x2="12.761cm" svg:y2="4.341cm">
          <text:p/>
        </draw:line>
        <draw:line draw:style-name="gr4" draw:text-style-name="P1" draw:layer="layout" svg:x1="2.278cm" svg:y1="6.542cm" svg:x2="12.761cm" svg:y2="6.542cm">
          <text:p/>
        </draw:line>
        <draw:line draw:style-name="gr4" draw:text-style-name="P1" draw:layer="layout" svg:x1="5.721cm" svg:y1="2.264cm" svg:x2="5.772cm" svg:y2="8.728cm">
          <text:p/>
        </draw:line>
        <draw:line draw:style-name="gr4" draw:text-style-name="P1" draw:layer="layout" svg:x1="9.196cm" svg:y1="2.255cm" svg:x2="9.251cm" svg:y2="8.713cm">
          <text:p/>
        </draw:line>
        <draw:frame draw:style-name="gr5" draw:text-style-name="P6" draw:layer="layout" svg:width="0.853cm" svg:height="0.962cm" svg:x="3.309cm" svg:y="1.308cm">
          <draw:text-box>
            <text:p text:style-name="P5"><text:span text:style-name="T2">0</text:span></text:p>
          </draw:text-box>
        </draw:frame>
        <draw:frame draw:style-name="gr5" draw:text-style-name="P6" draw:layer="layout" svg:width="0.853cm" svg:height="0.962cm" svg:x="6.91cm" svg:y="1.308cm">
          <draw:text-box>
            <text:p text:style-name="P5"><text:span text:style-name="T2">1</text:span></text:p>
          </draw:text-box>
        </draw:frame>
        <draw:frame draw:style-name="gr5" draw:text-style-name="P6" draw:layer="layout" svg:width="0.853cm" svg:height="0.962cm" svg:x="10.411cm" svg:y="1.308cm">
          <draw:text-box>
            <text:p text:style-name="P5"><text:span text:style-name="T2">2</text:span></text:p>
          </draw:text-box>
        </draw:frame>
        <draw:frame draw:style-name="gr5" draw:text-style-name="P6" draw:layer="layout" svg:width="0.853cm" svg:height="0.962cm" svg:x="1.41cm" svg:y="2.908cm">
          <draw:text-box>
            <text:p text:style-name="P5"><text:span text:style-name="T2">0</text:span></text:p>
          </draw:text-box>
        </draw:frame>
        <draw:frame draw:style-name="gr5" draw:text-style-name="P6" draw:layer="layout" svg:width="0.853cm" svg:height="0.962cm" svg:x="1.411cm" svg:y="4.908cm">
          <draw:text-box>
            <text:p text:style-name="P5"><text:span text:style-name="T2">1</text:span></text:p>
          </draw:text-box>
        </draw:frame>
        <draw:frame draw:style-name="gr5" draw:text-style-name="P6" draw:layer="layout" svg:width="0.853cm" svg:height="0.962cm" svg:x="1.412cm" svg:y="7.208cm">
          <draw:text-box>
            <text:p text:style-name="P5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17:36:08.314439000</meta:creation-date>
    <dc:date>2016-05-24T18:05:12.310089000</dc:date>
    <meta:editing-duration>PT13M53S</meta:editing-duration>
    <meta:editing-cycles>2</meta:editing-cycles>
    <meta:generator>LibreOffice/5.0.2.2$MacOSX_X86_64 LibreOffice_project/37b43f919e4de5eeaca9b9755ed688758a8251fe</meta:generator>
    <meta:document-statistic meta:object-count="127"/>
  </office:meta>
</office:document-meta>
</file>